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/>
    <style:style style:name="P10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Create 3 files and give them permissions.</text:p>
        </text:list-item>
      </text:list>
      <text:p text:style-name="P5">Solution</text:p>
      <text:p text:style-name="P6"/>
      <text:p text:style-name="Standard">hp@hp-HP-250-G6-Notebook-PC:~$ ls</text:p>
      <text:p text:style-name="Standard">Desktop <text:s/>Documents <text:s/>Downloads <text:s/>file <text:s/>Pictures <text:s/>Public <text:s/>snap <text:s/>Templates <text:s/>Videos</text:p>
      <text:p text:style-name="Standard">hp@hp-HP-250-G6-Notebook-PC:~$ cd Documents</text:p>
      <text:p text:style-name="Standard">hp@hp-HP-250-G6-Notebook-PC:~/Documents$ mkdir file{1..3}</text:p>
      <text:p text:style-name="Standard">hp@hp-HP-250-G6-Notebook-PC:~/Documents$ ls</text:p>
      <text:p text:style-name="Standard">file1 <text:s/>file2 <text:s/>file3</text:p>
      <text:p text:style-name="Standard">hp@hp-HP-250-G6-Notebook-PC:~/Documents$ chmod 644 file1</text:p>
      <text:p text:style-name="Standard">hp@hp-HP-250-G6-Notebook-PC:~/Documents$ chmod 735 file2</text:p>
      <text:p text:style-name="Standard">hp@hp-HP-250-G6-Notebook-PC:~/Documents$ chmod 401 file3</text:p>
      <text:p text:style-name="Standard">hp@hp-HP-250-G6-Notebook-PC:~/Documents$ ls -l</text:p>
      <text:p text:style-name="Standard">total 12</text:p>
      <text:p text:style-name="Standard">drw-r--r-- 2 hp hp 4096 Ɔ-O <text:s/>8 05:29 file1</text:p>
      <text:p text:style-name="Standard">drwx-wxr-x 2 hp hp 4096 Ɔ-O <text:s/>8 05:29 file2</text:p>
      <text:p text:style-name="Standard">dr-------x 2 hp hp 4096 Ɔ-O <text:s/>8 05:29 file3</text:p>
      <text:p text:style-name="Standard"/>
      <text:p text:style-name="Standard">b. Set the default permission.</text:p>
      <text:p text:style-name="Standard"><text:tab/><text:span text:style-name="T7">Solution</text:span></text:p>
      <text:p text:style-name="P8"/>
      <text:p text:style-name="Standard">hp@hp-HP-250-G6-Notebook-PC:~/Documents$ chmod u+x,g+w+x,o+w+x file1</text:p>
      <text:p text:style-name="Standard">hp@hp-HP-250-G6-Notebook-PC:~/Documents$ chmod g+r,o+w file2</text:p>
      <text:p text:style-name="Standard">hp@hp-HP-250-G6-Notebook-PC:~/Documents$ chmod u+w+x,g+r+w+x,o+r+w file3</text:p>
      <text:p text:style-name="Standard">hp@hp-HP-250-G6-Notebook-PC:~/Documents$ ls -l</text:p>
      <text:p text:style-name="Standard">total 12</text:p>
      <text:p text:style-name="Standard">drwxrwxrwx 2 hp hp 4096 Ɔ-O <text:s/>8 05:29 file1</text:p>
      <text:p text:style-name="Standard">drwxrwxrwx 2 hp hp 4096 Ɔ-O <text:s/>8 05:29 file2</text:p>
      <text:p text:style-name="Standard">drwxrwxrwx 2 hp hp 4096 Ɔ-O <text:s/>8 05:29 file3</text:p>
      <text:p text:style-name="Standard">hp@hp-HP-250-G6-Notebook-PC:~/Documents$ chmod 777 file{1..3}</text:p>
      <text:p text:style-name="Standard">hp@hp-HP-250-G6-Notebook-PC:~/Documents$ ls -l</text:p>
      <text:p text:style-name="Standard"/>
      <text:p text:style-name="Standard">drwxrwxrwx 2 hp hp 4096 Ɔ-O <text:s/>8 05:29 file1</text:p>
      <text:p text:style-name="Standard">drwxrwxrwx 2 hp hp 4096 Ɔ-O <text:s/>8 05:29 file2</text:p>
      <text:p text:style-name="Standard">drwxrwxrwx 2 hp hp 4096 Ɔ-O <text:s/>8 05:29 file3</text:p>
      <text:p text:style-name="Standard"/>
      <text:p text:style-name="Standard"/>
      <text:list text:style-name="LFO1" text:continue-numbering="true">
        <text:list-item>
          <text:p text:style-name="P9">User<text:s/>the following command to create user and add them to the sudo group</text:p>
        </text:list-item>
      </text:list>
      <text:p text:style-name="P10">(User1, User2, User3, User4) using useradd.</text:p>
      <text:p text:style-name="Standard"/>
      <text:p text:style-name="Standard">hp@hp-HP-250-G6-Notebook-PC:~$ sudo passwd user1</text:p>
      <text:p text:style-name="Standard">Enter new UNIX password:</text:p>
      <text:p text:style-name="Standard">Retype new UNIX password:</text:p>
      <text:p text:style-name="Standard">passwd: password updated successfully</text:p>
      <text:p text:style-name="Standard">hp@hp-HP-250-G6-Notebook-PC:~$ sudo useradd user2</text:p>
      <text:p text:style-name="Standard">hp@hp-HP-250-G6-Notebook-PC:~$ sudo passwd user2</text:p>
      <text:p text:style-name="Standard">Enter new UNIX password:</text:p>
      <text:p text:style-name="Standard">Retype new UNIX password:</text:p>
      <text:p text:style-name="Standard">passwd: password updated successfully</text:p>
      <text:p text:style-name="Standard">hp@hp-HP-250-G6-Notebook-PC:~$ sudo useradd user3</text:p>
      <text:p text:style-name="Standard">hp@hp-HP-250-G6-Notebook-PC:~$ sudo passwd user3</text:p>
      <text:soft-page-break/>
      <text:p text:style-name="Standard">Enter new<text:s/>UNIX password:</text:p>
      <text:p text:style-name="Standard">Retype new UNIX password:</text:p>
      <text:p text:style-name="Standard">passwd: password updated successfully</text:p>
      <text:p text:style-name="Standard">hp@hp-HP-250-G6-Notebook-PC:~$ sudo useradd user4</text:p>
      <text:p text:style-name="Standard">hp@hp-HP-250-G6-Notebook-PC:~$ sudo passwd user4</text:p>
      <text:p text:style-name="Standard">Enter new UNIX password:</text:p>
      <text:p text:style-name="Standard">Retype new UNIX password:</text:p>
      <text:p text:style-name="Standard">passwd: password updated successfully</text:p>
      <text:p text:style-name="Standard">hp@hp-HP-250-G6-Notebook-PC:~$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center"/>
    </style:style>
    <style:style style:name="P4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ONKOR FOSTER</text:p>
        <text:p text:style-name="P3">DIT05180064</text:p>
        <text:p text:style-name="P4">OPEN SOURCE (ASSIGNMENT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 - JFrame</dc:creator>
    <meta:creation-date>2019-11-08T06:00:00Z</meta:creation-date>
    <dc:date>2019-11-08T16:20:00Z</dc:date>
    <meta:template xlink:href="Normal" xlink:type="simple"/>
    <meta:editing-cycles>2</meta:editing-cycles>
    <meta:editing-duration>PT1620S</meta:editing-duration>
    <meta:document-statistic meta:page-count="2" meta:paragraph-count="4" meta:word-count="329" meta:character-count="2206" meta:row-count="15" meta:non-whitespace-character-count="1881"/>
  </office:meta>
</office:document-meta>
</file>